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8.706cm" style:use-optimal-column-width="false"/>
    </style:style>
    <style:style style:name="co2" style:family="table-column">
      <style:table-column-properties style:column-width="2.803cm" style:use-optimal-column-width="false"/>
    </style:style>
    <style:style style:name="co3" style:family="table-column">
      <style:table-column-properties style:column-width="9.075cm" style:use-optimal-column-width="false"/>
    </style:style>
    <style:style style:name="co4" style:family="table-column">
      <style:table-column-properties style:column-width="2.933cm" style:use-optimal-column-width="false"/>
    </style:style>
    <style:style style:name="co5" style:family="table-column">
      <style:table-column-properties style:column-width="8.851cm" style:use-optimal-column-width="false"/>
    </style:style>
    <style:style style:name="co6" style:family="table-column">
      <style:table-column-properties style:column-width="5.248cm" style:use-optimal-column-width="false"/>
    </style:style>
    <style:style style:name="co7" style:family="table-column">
      <style:table-column-properties style:column-width="13.837cm" style:use-optimal-column-width="false"/>
    </style:style>
    <style:style style:name="co8" style:family="table-column">
      <style:table-column-properties style:column-width="2.473cm" style:use-optimal-column-width="false"/>
    </style:style>
    <style:style style:name="ro1" style:family="table-row">
      <style:table-row-properties style:row-height="1.267cm"/>
    </style:style>
    <style:style style:name="ro2" style:family="table-row">
      <style:table-row-properties style:row-height="1.236cm"/>
    </style:style>
    <style:style style:name="ro3" style:family="table-row">
      <style:table-row-properties style:row-height="1.093cm"/>
    </style:style>
    <style:style style:name="ro4" style:family="table-row">
      <style:table-row-properties style:row-height="1.091cm"/>
    </style:style>
    <style:style style:name="ro5" style:family="table-row">
      <style:table-row-properties style:row-height="1.276cm"/>
    </style:style>
    <style:style style:name="ro6" style:family="table-row">
      <style:table-row-properties style:row-height="1.322cm"/>
    </style:style>
    <style:style style:name="ro7" style:family="table-row">
      <style:table-row-properties style:row-height="1.036cm"/>
    </style:style>
    <style:style style:name="ro8" style:family="table-row">
      <style:table-row-properties style:row-height="1.323cm"/>
    </style:style>
    <style:style style:name="ro9" style:family="table-row">
      <style:table-row-properties style:row-height="1.38cm"/>
    </style:style>
    <style:style style:name="ro10" style:family="table-row">
      <style:table-row-properties style:row-height="1.438cm"/>
    </style:style>
    <style:style style:name="ro11" style:family="table-row">
      <style:table-row-properties style:row-height="1.344cm"/>
    </style:style>
    <style:style style:name="ro12" style:family="table-row">
      <style:table-row-properties style:row-height="0.972cm"/>
    </style:style>
    <style:style style:name="ro13" style:family="table-row">
      <style:table-row-properties style:row-height="1.208cm"/>
    </style:style>
    <style:style style:name="ro14" style:family="table-row">
      <style:table-row-properties style:row-height="1.15cm"/>
    </style:style>
    <style:style style:name="ce1" style:family="table-cell">
      <style:text-properties style:font-name="Ubuntu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4" draw:id="id4" draw:layer="layout" svg:width="11.508cm" svg:height="2.533cm" svg:x="1.69cm" svg:y="1.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MyApp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1">Intialize Game </text:span><text:span text:style-name="T1">Application</text:span></text:p>
              </table:table-cell>
              <table:table-cell>
                <text:p><text:span text:style-name="T1">Tetri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2.007cm" svg:height="3.419cm" svg:x="20.432cm" svg:y="1.00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 table:number-columns-spanned="2">
                <text:p text:style-name="P1">Tetris</text:p>
              </table:table-cell>
              <table:covered-table-cell/>
            </table:table-row>
            <table:table-row table:style-name="ro3" table:default-cell-style-name="gray2">
              <table:table-cell>
                <text:p>Intialize Game Environment</text:p>
              </table:table-cell>
              <table:table-cell>
                <text:p>MyApp</text:p>
              </table:table-cell>
            </table:table-row>
            <table:table-row table:style-name="ro4" table:default-cell-style-name="gray1">
              <table:table-cell/>
              <table:table-cell>
                <text:p>Boar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14.098cm" svg:height="9.118cm" svg:x="9.056cm" svg:y="7.68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gray3">
              <table:table-cell table:number-columns-spanned="2">
                <text:p text:style-name="P1">Board</text:p>
              </table:table-cell>
              <table:covered-table-cell/>
            </table:table-row>
            <table:table-row table:style-name="ro6" table:default-cell-style-name="gray2">
              <table:table-cell>
                <text:p>Starting game</text:p>
              </table:table-cell>
              <table:table-cell>
                <text:p>Tetris</text:p>
              </table:table-cell>
            </table:table-row>
            <table:table-row table:style-name="ro7" table:default-cell-style-name="gray1">
              <table:table-cell>
                <text:p>Pausing game</text:p>
              </table:table-cell>
              <table:table-cell>
                <text:p>Shape</text:p>
              </table:table-cell>
            </table:table-row>
            <table:table-row table:style-name="ro8" table:default-cell-style-name="gray2">
              <table:table-cell>
                <text:p>Handling Game controls</text:p>
              </table:table-cell>
              <table:table-cell/>
            </table:table-row>
            <table:table-row table:style-name="ro9" table:default-cell-style-name="gray1">
              <table:table-cell>
                <text:p>Handling Tetris game logics</text:p>
              </table:table-cell>
              <table:table-cell/>
            </table:table-row>
            <table:table-row table:style-name="ro10" table:default-cell-style-name="gray2">
              <table:table-cell>
                <text:p>Controlling new falling piece</text:p>
              </table:table-cell>
              <table:table-cell/>
            </table:table-row>
            <table:table-row table:style-name="ro11" table:default-cell-style-name="gray1">
              <table:table-cell>
                <text:p>Controlling game visual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xml:id="id2" draw:id="id2" draw:layer="layout" svg:width="16.309cm" svg:height="4.709cm" svg:x="20.896cm" svg:y="18.15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2" table:default-cell-style-name="gray3">
              <table:table-cell table:number-columns-spanned="2">
                <text:p text:style-name="P1">Shape</text:p>
              </table:table-cell>
              <table:covered-table-cell/>
            </table:table-row>
            <table:table-row table:style-name="ro13" table:default-cell-style-name="gray2">
              <table:table-cell>
                <text:p>Create tetromioes (Tetris pieces) blueprints</text:p>
              </table:table-cell>
              <table:table-cell>
                <text:p>Board</text:p>
              </table:table-cell>
            </table:table-row>
            <table:table-row table:style-name="ro14" table:default-cell-style-name="gray1">
              <table:table-cell>
                <text:p>Rotate shape</text:p>
              </table:table-cell>
              <table:table-cell/>
            </table:table-row>
            <table:table-row table:style-name="ro9" table:default-cell-style-name="gray2">
              <table:table-cell>
                <text:p>Assign a shape to Board for a new falling piece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connector draw:style-name="gr1" draw:text-style-name="P1" draw:layer="layout" svg:x1="16.105cm" svg:y1="16.802cm" svg:x2="29.05cm" svg:y2="18.151cm" draw:start-shape="id1" draw:end-shape="id2" svg:d="M16105 16802v675h12945v674" svg:viewBox="0 0 12946 1350">
          <text:p/>
        </draw:connector>
        <draw:connector draw:style-name="gr1" draw:text-style-name="P1" draw:layer="layout" svg:x1="26.435cm" svg:y1="4.426cm" svg:x2="16.105cm" svg:y2="7.684cm" draw:start-shape="id3" draw:start-glue-point="2" draw:end-shape="id1" svg:d="M26435 4426v1630h-10330v1628" svg:viewBox="0 0 10331 3259">
          <text:p/>
        </draw:connector>
        <draw:connector draw:style-name="gr2" draw:text-style-name="P2" draw:layer="layout" draw:type="line" svg:x1="13.198cm" svg:y1="2.726cm" svg:x2="20.432cm" svg:y2="2.716cm" draw:start-shape="id4" draw:start-glue-point="1" draw:end-shape="id3" svg:d="M13198 2726l7234-10" svg:viewBox="0 0 7235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4:20:57.137564949</meta:creation-date>
    <dc:date>2019-10-29T16:33:01.690386396</dc:date>
    <meta:editing-duration>PT20M55S</meta:editing-duration>
    <meta:editing-cycles>2</meta:editing-cycles>
    <meta:generator>LibreOffice/6.0.7.3$Linux_X86_64 LibreOffice_project/00m0$Build-3</meta:generator>
    <meta:document-statistic meta:object-count="7"/>
  </office:meta>
</office:document-meta>
</file>